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664" officeooo:paragraph-rsid="00037664"/>
    </style:style>
    <style:style style:name="P2" style:family="paragraph" style:parent-style-name="Standard">
      <style:text-properties officeooo:rsid="00055683" officeooo:paragraph-rsid="00055683"/>
    </style:style>
    <style:style style:name="P3" style:family="paragraph" style:parent-style-name="Standard">
      <style:text-properties officeooo:rsid="000684a8" officeooo:paragraph-rsid="000684a8"/>
    </style:style>
    <style:style style:name="P4" style:family="paragraph" style:parent-style-name="Standard">
      <style:text-properties officeooo:rsid="0008161f" officeooo:paragraph-rsid="0008161f"/>
    </style:style>
    <style:style style:name="P5" style:family="paragraph" style:parent-style-name="Standard">
      <style:text-properties officeooo:rsid="0009fda6" officeooo:paragraph-rsid="0009fda6"/>
    </style:style>
    <style:style style:name="P6" style:family="paragraph" style:parent-style-name="Standard">
      <style:text-properties officeooo:rsid="000a6a9f" officeooo:paragraph-rsid="000a6a9f"/>
    </style:style>
    <style:style style:name="P7" style:family="paragraph" style:parent-style-name="Standard">
      <style:paragraph-properties fo:break-before="page"/>
      <style:text-properties officeooo:rsid="000684a8" officeooo:paragraph-rsid="000684a8"/>
    </style:style>
    <style:style style:name="P8" style:family="paragraph" style:parent-style-name="Standard">
      <style:paragraph-properties fo:break-before="page"/>
      <style:text-properties officeooo:rsid="0008161f" officeooo:paragraph-rsid="0008161f"/>
    </style:style>
    <style:style style:name="P9" style:family="paragraph" style:parent-style-name="Standard">
      <style:text-properties officeooo:rsid="00055683" officeooo:paragraph-rsid="00055683"/>
    </style:style>
    <style:style style:name="T1" style:family="text">
      <style:text-properties officeooo:rsid="0009fda6"/>
    </style:style>
    <style:style style:name="T2" style:family="text">
      <style:text-properties officeooo:rsid="000bf636"/>
    </style:style>
    <style:style style:name="T3" style:family="text">
      <style:text-properties officeooo:rsid="000e7d9d"/>
    </style:style>
    <style:style style:name="T4" style:family="text">
      <style:text-properties officeooo:rsid="000f86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 <text:s/><text:tab/>cd /etc</text:p>
      <text:p text:style-name="P1"><text:tab/>ls</text:p>
      <text:p text:style-name="P1"/>
      <text:p text:style-name="P1">2: <text:tab/>ls -t</text:p>
      <text:p text:style-name="P1"/>
      <text:p text:style-name="P1">3:<text:tab/>ls -tr</text:p>
      <text:p text:style-name="P1"/>
      <text:p text:style-name="P1">4:<text:tab/>ls -lh</text:p>
      <text:p text:style-name="P1"/>
      <text:p text:style-name="P1"/>
      <text:p text:style-name="P1">5: <text:tab/>ls –group-directories-first</text:p>
      <text:p text:style-name="P1"/>
      <text:p text:style-name="P1">6:<text:tab/>ls -l –sort=size </text:p>
      <text:p text:style-name="P1"/>
      <text:p text:style-name="P1">7:<text:tab/>ls -lr --sort=size </text:p>
      <text:p text:style-name="P1"/>
      <text:p text:style-name="P1"/>
      <text:p text:style-name="P1"/>
      <text:p text:style-name="P1"/>
      <text:p text:style-name="P1"/>
      <text:p text:style-name="P2">8: sudo adduser pepe</text:p>
      <text:p text:style-name="P2">9: mv pepe pepe2</text:p>
      <text:p text:style-name="P2">10: sudo adduser pepe wheel</text:p>
      <text:p text:style-name="P2">11: usermod -l pepe pedr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3">cuenta</text:span>: personajes, configuracion, logros, clasificaciones.</text:p>
      <text:p text:style-name="P3"><text:s text:c="19"/>|</text:p>
      <text:p text:style-name="P3"><text:s text:c="3"/><text:tab/>personajes: equipamiento, inventario, alijo, cubo de kanai, materiales, <text:span text:style-name="T1">esquirlas de sangre.</text:span></text:p>
      <text:p text:style-name="P3"><text:s text:c="11"/></text:p>
      <text:p text:style-name="P3"><text:tab/> <text:s text:c="3"/><text:span text:style-name="T3">|</text:span></text:p>
      <text:p text:style-name="P3"/>
      <text:p text:style-name="P4">clan: miembros, blog, rango, chat privado.</text:p>
      <text:p text:style-name="P3"/>
      <text:p text:style-name="P3"/>
      <text:p text:style-name="P4">Fallas: nº enemigos, dificultad, <text:span text:style-name="T1">drop</text:span></text:p>
      <text:p text:style-name="P4">fallas superiores: <text:span text:style-name="T1">tiempo, gemas legendarias.</text:span></text:p>
      <text:p text:style-name="P4">Contratos: <text:span text:style-name="T1">materiales, misiones, alijo horadrico, alijo extra, bonus.</text:span></text:p>
      <text:p text:style-name="P4">Ciudad: <text:span text:style-name="T1">clima, acto, teletransportador, piedra de fallas</text:span></text:p>
      <text:p text:style-name="P5">NPC: <text:span text:style-name="T4">mercaderes, </text:span>herrero, joyero, encantadora, sanador, <text:span text:style-name="T2">kadala</text:span></text:p>
      <text:p text:style-name="P5">compañeros: templario, canalla, hechicera.</text:p>
      <text:p text:style-name="P4"/>
      <text:p text:style-name="P6"/>
      <text:p text:style-name="P4"/>
      <text:p text:style-name="P5">Elites: habilidades, probabilidad de drop,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3:53:43.255894984</meta:creation-date>
    <dc:date>2015-11-17T13:37:10.399488602</dc:date>
    <meta:editing-duration>PT3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25" meta:word-count="108" meta:character-count="790" meta:non-whitespace-character-count="661"/>
  </office:meta>
</office:document-meta>
</file>